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6cm" draw:marker-end-width="0.356cm" draw:fill="solid" draw:fill-color="#ccffff" draw:opacity="0%" draw:textarea-horizontal-align="justify" draw:textarea-vertical-align="middle" draw:auto-grow-height="false" fo:min-height="0cm" fo:min-width="0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svg:stroke-width="0.051cm" svg:stroke-color="#008080" draw:marker-start-width="0.356cm" draw:marker-end-width="0.35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09cm" svg:height="7.609cm" svg:x="2.54cm" svg:y="1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83cm" svg:height="0.484cm" draw:transform="skewX (0.00628318530717964) rotate (-2.59233753798718) translate (6.725cm 5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3cm" svg:height="0.484cm" draw:transform="skewX (-0.0165806278939461) rotate (-1.82334546955848) translate (5.774cm 7.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85cm" draw:transform="skewX (0.014486232791553) rotate (-2.59233753798718) translate (8.65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7cm" svg:x="3.19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2cm" svg:height="0.482cm" draw:transform="skewX (-0.0041887902047864) rotate (2.23384690962754) translate (5.124cm 6.7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84cm" draw:transform="skewX (0.00820304748437336) rotate (-2.59233753798718) translate (5.488cm 2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4cm" draw:transform="skewX (-0.0165806278939461) rotate (2.23384690962754) translate (7.022cm 7.1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cm" svg:height="0.486cm" svg:x="7.676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4cm" svg:height="0.481cm" draw:transform="skewX (0.0165806278939461) rotate (0.843168561638461) translate (6.535cm 8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82cm" draw:transform="rotate (2.23384690962754) translate (9.578cm 4.7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4cm" draw:transform="skewX (-0.00628318530717948) rotate (2.23384690962754) translate (4.521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4cm" draw:transform="skewX (0.00628318530717962) rotate (-2.59233753798718) translate (6.866cm 2.5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7cm" svg:x="3.07cm" svg:y="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92cm" svg:x="7.808cm" svg:y="3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4cm" draw:transform="skewX (0.00209439510239314) rotate (0.843168561638461) translate (9.143cm 2.2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draw:transform="skewX (-0.00628318530717957) rotate (-1.82334546955848) translate (6.228cm 3.7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79cm" draw:transform="skewX (0.0125663706143592) rotate (0.843168561638461) translate (3.4cm 6.4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4cm" draw:transform="skewX (-0.0102974425867665) rotate (2.23384690962754) translate (3.094cm 4.3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1cm" draw:transform="skewX (0.00837758040957267) rotate (0.843168561638461) translate (9.502cm 7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2cm" draw:transform="skewX (-0.00209439510239321) rotate (2.23384690962754) translate (8.698cm 6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09cm" svg:height="7.609cm" svg:x="12.7cm" svg:y="1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83cm" svg:height="0.484cm" draw:transform="skewX (0.00628318530717964) rotate (-2.59233753798718) translate (16.885cm 5.5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3cm" svg:height="0.484cm" draw:transform="skewX (-0.0165806278939461) rotate (-1.82334546955848) translate (15.934cm 7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84cm" draw:transform="skewX (0.0186750229963394) rotate (-2.59233753798718) translate (18.809cm 8.2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87cm" svg:x="13.354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2cm" svg:height="0.482cm" draw:transform="skewX (-0.00209439510239318) rotate (2.23384690962754) translate (15.283cm 6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4cm" draw:transform="skewX (0.0102974425867666) rotate (-2.59233753798718) translate (15.647cm 2.2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4cm" draw:transform="skewX (-0.0165806278939461) rotate (2.23384690962754) translate (17.182cm 7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cm" svg:height="0.486cm" svg:x="17.836cm" svg:y="4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1cm" draw:transform="skewX (0.0123918376891598) rotate (0.843168561638461) translate (16.694cm 8.6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1cm" draw:transform="rotate (2.23384690962754) translate (19.738cm 4.7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3cm" draw:transform="skewX (-0.0062831853071795) rotate (2.23384690962754) translate (14.681cm 5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4cm" draw:transform="skewX (0.00628318530717964) rotate (-2.59233753798718) translate (17.025cm 2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7cm" svg:x="13.23cm" svg:y="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92cm" svg:x="17.968cm" svg:y="3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4cm" draw:transform="skewX (0.00209439510239314) rotate (0.843168561638461) translate (19.303cm 2.1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draw:transform="skewX (-0.00628318530717957) rotate (-1.82334546955848) translate (16.388cm 3.7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78cm" draw:transform="skewX (0.0146607657167524) rotate (0.843168561638461) translate (13.56cm 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3cm" draw:transform="skewX (-0.0123918376891597) rotate (2.23384690962754) translate (13.254cm 4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1cm" draw:transform="skewX (0.00837758040957267) rotate (0.843168561638461) translate (19.662cm 7.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2cm" draw:transform="skewX (-0.00209439510239321) rotate (2.23384690962754) translate (18.858cm 6.4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2cm" svg:y1="1.578cm" svg:x2="14.602cm" svg:y2="9.187cm">
          <text:p/>
        </draw:line>
        <draw:line draw:style-name="gr3" draw:text-style-name="P1" draw:layer="layout" svg:x1="12.7cm" svg:y1="3.48cm" svg:x2="20.309cm" svg:y2="3.48cm">
          <text:p/>
        </draw:line>
        <draw:line draw:style-name="gr3" draw:text-style-name="P1" draw:layer="layout" svg:x1="12.7cm" svg:y1="5.382cm" svg:x2="20.309cm" svg:y2="5.382cm">
          <text:p/>
        </draw:line>
        <draw:line draw:style-name="gr3" draw:text-style-name="P1" draw:layer="layout" svg:x1="12.734cm" svg:y1="7.285cm" svg:x2="20.343cm" svg:y2="7.285cm">
          <text:p/>
        </draw:line>
        <draw:line draw:style-name="gr3" draw:text-style-name="P1" draw:layer="layout" svg:x1="16.504cm" svg:y1="1.578cm" svg:x2="16.504cm" svg:y2="9.187cm">
          <text:p/>
        </draw:line>
        <draw:line draw:style-name="gr3" draw:text-style-name="P1" draw:layer="layout" svg:x1="18.406cm" svg:y1="1.578cm" svg:x2="18.406cm" svg:y2="9.187cm">
          <text:p/>
        </draw:line>
        <draw:custom-shape draw:style-name="gr4" draw:text-style-name="P1" draw:layer="layout" svg:width="0.38cm" svg:height="0.381cm" svg:x="17.299cm" svg:y="4.2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7.299cm" svg:y="2.3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7.299cm" svg:y="6.0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7.299cm" svg:y="8.0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5.267cm" svg:y="4.2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5.267cm" svg:y="2.3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5.267cm" svg:y="6.0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5.267cm" svg:y="8.0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1cm" svg:x="13.494cm" svg:y="4.2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3.494cm" svg:y="2.3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1cm" svg:x="13.494cm" svg:y="6.0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1cm" svg:x="13.494cm" svg:y="8.0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9.201cm" svg:y="4.2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9.201cm" svg:y="2.3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9.201cm" svg:y="6.0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9.201cm" svg:y="8.0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7.608cm" svg:height="7.609cm" svg:x="12.7cm" svg:y="11.74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602cm" svg:y1="11.749cm" svg:x2="14.602cm" svg:y2="19.358cm">
          <text:p/>
        </draw:line>
        <draw:line draw:style-name="gr3" draw:text-style-name="P1" draw:layer="layout" svg:x1="12.7cm" svg:y1="13.651cm" svg:x2="20.309cm" svg:y2="13.651cm">
          <text:p/>
        </draw:line>
        <draw:line draw:style-name="gr3" draw:text-style-name="P1" draw:layer="layout" svg:x1="12.7cm" svg:y1="15.553cm" svg:x2="20.309cm" svg:y2="15.553cm">
          <text:p/>
        </draw:line>
        <draw:line draw:style-name="gr3" draw:text-style-name="P1" draw:layer="layout" svg:x1="12.733cm" svg:y1="17.455cm" svg:x2="20.342cm" svg:y2="17.455cm">
          <text:p/>
        </draw:line>
        <draw:line draw:style-name="gr3" draw:text-style-name="P1" draw:layer="layout" svg:x1="16.504cm" svg:y1="11.749cm" svg:x2="16.504cm" svg:y2="19.358cm">
          <text:p/>
        </draw:line>
        <draw:line draw:style-name="gr3" draw:text-style-name="P1" draw:layer="layout" svg:x1="18.406cm" svg:y1="11.749cm" svg:x2="18.406cm" svg:y2="19.358cm">
          <text:p/>
        </draw:line>
        <draw:custom-shape draw:style-name="gr4" draw:text-style-name="P1" draw:layer="layout" svg:width="0.381cm" svg:height="0.38cm" svg:x="17.298cm" svg:y="14.4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7.298cm" svg:y="12.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7.298cm" svg:y="16.1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1cm" svg:x="17.298cm" svg:y="18.2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5.267cm" svg:y="14.4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5.267cm" svg:y="12.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5.267cm" svg:y="16.1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5.267cm" svg:y="18.2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3.494cm" svg:y="14.4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3.494cm" svg:y="12.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cm" svg:x="13.494cm" svg:y="16.1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1cm" svg:height="0.381cm" svg:x="13.494cm" svg:y="18.2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9.201cm" svg:y="14.4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9.201cm" svg:y="12.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cm" svg:x="19.201cm" svg:y="16.1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38cm" svg:height="0.381cm" svg:x="19.201cm" svg:y="18.2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7.609cm" svg:height="7.609cm" svg:x="2.551cm" svg:y="11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82cm" svg:height="0.484cm" draw:transform="skewX (0.00628318530717966) rotate (-2.59233753798718) translate (7.017cm 14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3cm" svg:height="0.484cm" draw:transform="skewX (-0.0165806278939461) rotate (-1.82334546955848) translate (5.975cm 17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85cm" draw:transform="skewX (0.0164060949687468) rotate (-2.59233753798718) translate (9.906cm 18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87cm" svg:x="3.502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2cm" svg:height="0.482cm" draw:transform="skewX (-0.00209439510239318) rotate (2.23384690962754) translate (4.944cm 16.4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84cm" draw:transform="skewX (0.0102974425867666) rotate (-2.59233753798718) translate (5.214cm 12.2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cm" svg:height="0.485cm" draw:transform="skewX (-0.0185004900711399) rotate (2.23384690962754) translate (6.843cm 17.7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cm" svg:height="0.487cm" svg:x="7.387cm" svg:y="1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1cm" draw:transform="skewX (0.014486232791553) rotate (0.843168561638461) translate (7.01cm 18.5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82cm" draw:transform="rotate (2.23384690962754) translate (8.338cm 14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9cm" svg:height="0.485cm" draw:transform="skewX (-0.00820304748437331) rotate (2.23384690962754) translate (5.405cm 14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5cm" draw:transform="skewX (0.00610865238198016) rotate (-2.59233753798718) translate (7.781cm 12.3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7cm" svg:x="3.081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8cm" svg:height="0.492cm" svg:x="9.589cm" svg:y="1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5cm" svg:height="0.484cm" draw:transform="skewX (0.00209439510239314) rotate (0.843168561638461) translate (8.828cm 12.1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draw:transform="skewX (-0.00628318530717957) rotate (-1.82334546955848) translate (5.612cm 13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7cm" svg:height="0.479cm" draw:transform="skewX (0.0125663706143592) rotate (0.843168561638461) translate (3.502cm 16.1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4cm" draw:transform="skewX (-0.00820304748437339) rotate (2.23384690962754) translate (2.931cm 14.7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6cm" svg:height="0.481cm" draw:transform="skewX (0.00837758040957267) rotate (0.843168561638461) translate (8.608cm 17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9cm" svg:height="0.482cm" draw:transform="skewX (-0.00209439510239321) rotate (2.23384690962754) translate (9.02cm 16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065cm" svg:height="0.962cm" svg:x="5.842cm" svg:y="9.699cm">
          <draw:text-box>
            <text:p>(i)</text:p>
          </draw:text-box>
        </draw:frame>
        <draw:frame draw:style-name="gr5" draw:layer="layout" svg:width="1.205cm" svg:height="0.962cm" svg:x="16.002cm" svg:y="9.76cm">
          <draw:text-box>
            <text:p>(ii)</text:p>
          </draw:text-box>
        </draw:frame>
        <draw:frame draw:style-name="gr5" draw:layer="layout" svg:width="1.344cm" svg:height="0.962cm" svg:x="15.928cm" svg:y="19.866cm">
          <draw:text-box>
            <text:p>(iii)</text:p>
          </draw:text-box>
        </draw:frame>
        <draw:frame draw:style-name="gr6" draw:layer="layout" svg:width="1.383cm" svg:height="0.962cm" svg:x="5.729cm" svg:y="19.866cm">
          <draw:text-box>
            <text:p>(iv)</text:p>
          </draw:text-box>
        </draw:frame>
        <draw:line draw:style-name="gr7" draw:text-style-name="P1" draw:layer="layout" svg:x1="10.414cm" svg:y1="5.08cm" svg:x2="12.446cm" svg:y2="5.08cm">
          <text:p/>
        </draw:line>
        <draw:line draw:style-name="gr7" draw:text-style-name="P1" draw:layer="layout" svg:x1="12.446cm" svg:y1="15.494cm" svg:x2="10.414cm" svg:y2="15.494cm">
          <text:p/>
        </draw:line>
        <draw:line draw:style-name="gr7" draw:text-style-name="P1" draw:layer="layout" svg:x1="17.526cm" svg:y1="9.398cm" svg:x2="17.526cm" svg:y2="11.43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22T19:08:51.078988713</meta:creation-date>
    <dc:date>2016-02-22T19:41:46.983823101</dc:date>
    <dc:creator>Madan Lamichhane</dc:creator>
    <meta:editing-duration>PT1M50S</meta:editing-duration>
    <meta:editing-cycles>1</meta:editing-cycles>
    <meta:document-statistic meta:object-count="138"/>
    <meta:generator>LibreOffice/4.2.8.2$Linux_X86_64 LibreOffice_project/420m0$Build-2</meta:generator>
  </office:meta>
</office:document-meta>
</file>